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style:font-family-generic="swiss"/>
  </office:font-face-decls>
  <office:automatic-styles>
    <style:style style:name="P1" style:family="paragraph" style:parent-style-name="Standard">
      <style:text-properties officeooo:rsid="001952e0" officeooo:paragraph-rsid="001952e0"/>
    </style:style>
    <style:style style:name="P2" style:family="paragraph" style:parent-style-name="Standard">
      <style:text-properties style:font-name="Sans-serif" fo:language="en" fo:country="US" officeooo:rsid="001952e0" officeooo:paragraph-rsid="001952e0"/>
    </style:style>
    <style:style style:name="P3" style:family="paragraph" style:parent-style-name="Standard">
      <style:paragraph-properties fo:text-align="center" style:justify-single-word="false"/>
      <style:text-properties style:font-name="Sans-serif" fo:language="en" fo:country="US" officeooo:rsid="001952e0" officeooo:paragraph-rsid="001952e0"/>
    </style:style>
    <style:style style:name="P4" style:family="paragraph" style:parent-style-name="Text_20_body">
      <style:paragraph-properties fo:padding="0.049cm" fo:border="0.06pt solid #d9d9e3"/>
    </style:style>
    <style:style style:name="P5" style:family="paragraph" style:parent-style-name="Text_20_body">
      <style:paragraph-properties fo:text-align="start" style:justify-single-word="false" fo:padding="0.049cm" fo:border="0.06pt solid #d9d9e3"/>
      <style:text-properties officeooo:paragraph-rsid="001aba6a"/>
    </style:style>
    <style:style style:name="P6" style:family="paragraph" style:parent-style-name="Text_20_body">
      <style:paragraph-properties fo:text-align="start" style:justify-single-word="false"/>
      <style:text-properties fo:font-variant="normal" fo:text-transform="none" fo:color="#000000" loext:opacity="100%" style:font-name="Sans-serif" fo:font-size="12pt" fo:letter-spacing="normal" fo:language="en" fo:country="US" fo:font-style="normal" fo:font-weight="normal" officeooo:paragraph-rsid="001952e0"/>
    </style:style>
    <style:style style:name="P7" style:family="paragraph" style:parent-style-name="Text_20_body">
      <style:paragraph-properties fo:text-align="start" style:justify-single-word="false"/>
      <style:text-properties fo:font-variant="normal" fo:text-transform="none" fo:color="#000000" loext:opacity="100%" style:font-name="Sans-serif" fo:font-size="12pt" fo:letter-spacing="normal" fo:language="en" fo:country="US" fo:font-style="normal" fo:font-weight="normal" officeooo:rsid="001aba6a" officeooo:paragraph-rsid="001aba6a"/>
    </style:style>
    <style:style style:name="P8" style:family="paragraph" style:parent-style-name="Text_20_body">
      <style:paragraph-properties fo:text-align="start" style:justify-single-word="false"/>
      <style:text-properties style:font-name="Sans-serif" fo:language="en" fo:country="US" officeooo:paragraph-rsid="001952e0"/>
    </style:style>
    <style:style style:name="T1" style:family="text">
      <style:text-properties officeooo:rsid="001952e0"/>
    </style:style>
    <style:style style:name="T2" style:family="text">
      <style:text-properties officeooo:rsid="001aba6a"/>
    </style:style>
    <style:style style:name="T3" style:family="text">
      <style:text-properties style:font-name="Sans-serif"/>
    </style:style>
    <style:style style:name="T4" style:family="text">
      <style:text-properties style:font-name="Sans-serif" fo:language="en" fo:country="US"/>
    </style:style>
    <style:style style:name="T5" style:family="text">
      <style:text-properties officeooo:rsid="001d524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lec <text:s text:c="99"/><text:span text:style-name="T5">Bell</text:span></text:p>
      <text:p text:style-name="P2">Bastien</text:p>
      <text:p text:style-name="P2">+33601958649</text:p>
      <text:p text:style-name="P1"><text:a xlink:type="simple" xlink:href="mailto:bastien.helec@etu.umontpellier.fr" text:style-name="Internet_20_link" text:visited-style-name="Visited_20_Internet_20_Link"><text:span text:style-name="T4">bastien.helec@etu.umontpellier.fr</text:span></text:a></text:p>
      <text:p text:style-name="P2"/>
      <text:p text:style-name="P3">Specialist , Technical network</text:p>
      <text:p text:style-name="P3"/>
      <text:p text:style-name="P8"><text:span text:style-name="T1">I am writing to express my interest in the Technical Network Specialist position at Network and Technology Services. With a Bachelor's degree in networks and telecommunications and hands-on experience supporting Cisco Voice, Video, VMWare, and Contact Cent</text:span><text:span text:style-name="T2">er</text:span><text:span text:style-name="T1"> technologies, I believe I am a suitable candidate for this role.</text:span></text:p>
      <text:p text:style-name="P6">In my previous role, I was responsible for the administration, configuration, and management of Voice,VMWare I am also well-versed in troubleshooting problems, interfacing with clients and vendors, and providing technical support and expertise to clients. Additionally, my experience with Cisco Voice, Video, VMWare technologies, and vendor certifications has equipped me with the knowledge and skills required for this position.</text:p>
      <text:p text:style-name="P6">Furthermore, I possess strong analytical and problem-solving skills, enabling me to identify potential roadblocks and develop solutions. My knowledge of Voice and workforce management principles and concepts, combined with my experience in PC, networking, operating system, and server administration skills (Windows, Linux, VMware, Networking), makes me confident in my ability to manage the critical path process and ensure that all critical dates for implementation of services are met, ensuring client satisfaction.</text:p>
      <text:p text:style-name="P6">I am also comfortable working in both English and French and am aware of the requirement for adequate knowledge of French in positions in Quebec. My location is also within a reasonable commuting distance from my work location, ensuring that I can come to the office as required.</text:p>
      <text:p text:style-name="P6">I believe my skills and experience would make a valuable contribution to Network and Technology Services, and I look forward to discussing my application further.</text:p>
      <text:p text:style-name="P6">Thank you for considering my application.</text:p>
      <text:p text:style-name="P6">Sincerely,</text:p>
      <text:p text:style-name="P7">Helec Basti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17:30:40.767380668</meta:creation-date>
    <dc:date>2023-04-05T18:11:47.391506932</dc:date>
    <meta:editing-duration>PT10M13S</meta:editing-duration>
    <meta:editing-cycles>2</meta:editing-cycles>
    <meta:generator>LibreOffice/7.3.7.2$Linux_X86_64 LibreOffice_project/30$Build-2</meta:generator>
    <meta:document-statistic meta:table-count="0" meta:image-count="0" meta:object-count="0" meta:page-count="1" meta:paragraph-count="13" meta:word-count="269" meta:character-count="1966" meta:non-whitespace-character-count="1611"/>
  </office:meta>
</office:document-meta>
</file>